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0345FCF430F014C4B.png" manifest:media-type="image/png"/>
  <manifest:file-entry manifest:full-path="Pictures/100000000000050000000400910C29E43576FF95.png" manifest:media-type="image/png"/>
  <manifest:file-entry manifest:full-path="Pictures/1000000000000500000004008F0AA79F2C1BE943.png" manifest:media-type="image/png"/>
  <manifest:file-entry manifest:full-path="Pictures/1000000000000500000004006B6B5A0B672913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471cm, 18.122cm, 14.159cm, 1.121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11cm, 21.562cm, 21.04cm, 1.98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471cm, 22.422cm, 21.9cm, 2.841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901cm, 16.401cm, 16.309cm, 1.98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7.5cm" svg:height="11.323cm" svg:x="0.5cm" svg:y="2cm">
          <draw:image xlink:href="Pictures/100000000000050000000400345FCF430F014C4B.png" xlink:type="simple" xlink:show="embed" xlink:actuate="onLoad" draw:mime-type="image/png">
            <text:p/>
          </draw:image>
        </draw:frame>
        <draw:frame draw:style-name="gr2" draw:text-style-name="P1" draw:layer="layout" svg:width="9cm" svg:height="2.999cm" svg:x="18.5cm" svg:y="8cm">
          <draw:image xlink:href="Pictures/100000000000050000000400910C29E43576FF95.png" xlink:type="simple" xlink:show="embed" xlink:actuate="onLoad" draw:mime-type="image/png">
            <text:p/>
          </draw:image>
        </draw:frame>
        <draw:frame draw:style-name="gr3" draw:text-style-name="P2" draw:layer="layout" svg:width="5.5cm" svg:height="0.962cm" svg:x="18.5cm" svg:y="6.5cm">
          <draw:text-box>
            <text:p>Test :</text:p>
          </draw:text-box>
        </draw:frame>
        <draw:frame draw:style-name="gr3" draw:text-style-name="P4" draw:layer="layout" svg:width="5cm" svg:height="0.962cm" svg:x="0.5cm" svg:y="1cm">
          <draw:text-box>
            <text:p text:style-name="P3"><text:span text:style-name="T1">Ex1 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1" draw:layer="layout" svg:width="10.008cm" svg:height="2cm" svg:x="17.992cm" svg:y="5.5cm">
          <draw:image xlink:href="Pictures/1000000000000500000004008F0AA79F2C1BE943.png" xlink:type="simple" xlink:show="embed" xlink:actuate="onLoad" draw:mime-type="image/png">
            <text:p/>
          </draw:image>
        </draw:frame>
        <draw:frame draw:style-name="gr6" draw:text-style-name="P1" draw:layer="layout" svg:width="18.002cm" svg:height="7.999cm" svg:x="-0.002cm" svg:y="4.001cm">
          <draw:image xlink:href="Pictures/1000000000000500000004006B6B5A0B67291347.png" xlink:type="simple" xlink:show="embed" xlink:actuate="onLoad" draw:mime-type="image/png">
            <text:p/>
          </draw:image>
        </draw:frame>
        <draw:frame draw:style-name="gr7" draw:text-style-name="P2" draw:layer="layout" svg:width="2.022cm" svg:height="0.962cm" svg:x="19cm" svg:y="4.538cm">
          <draw:text-box>
            <text:p>Test :</text:p>
          </draw:text-box>
        </draw:frame>
        <draw:frame draw:style-name="gr7" draw:text-style-name="P4" draw:layer="layout" svg:width="2.018cm" svg:height="0.962cm" svg:x="0.5cm" svg:y="3cm">
          <draw:text-box>
            <text:p><text:span text:style-name="T1">Ex3 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14:06:17.757000000</meta:creation-date>
    <dc:date>2021-09-20T14:47:08.636000000</dc:date>
    <meta:editing-duration>PT40M52S</meta:editing-duration>
    <meta:editing-cycles>2</meta:editing-cycles>
    <meta:generator>LibreOffice/7.1.1.2$Windows_X86_64 LibreOffice_project/fe0b08f4af1bacafe4c7ecc87ce55bb426164676</meta:generator>
    <meta:document-statistic meta:object-count="33"/>
  </office:meta>
</office:document-meta>
</file>